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1edd06" officeooo:paragraph-rsid="0020c2ac" style:font-weight-asian="normal" style:font-weight-complex="normal"/>
    </style:style>
    <style:style style:name="P2" style:family="paragraph" style:parent-style-name="Text_20_body">
      <style:text-properties fo:font-weight="normal" officeooo:rsid="0020c2ac" officeooo:paragraph-rsid="0020c2ac" style:font-weight-asian="normal" style:font-weight-complex="normal"/>
    </style:style>
    <style:style style:name="P3" style:family="paragraph" style:parent-style-name="Text_20_body">
      <style:text-properties fo:color="#800080" fo:font-weight="normal" officeooo:rsid="001edd06" officeooo:paragraph-rsid="001edd06" style:font-weight-asian="normal" style:font-weight-complex="normal"/>
    </style:style>
    <style:style style:name="P4" style:family="paragraph" style:parent-style-name="Text_20_body">
      <style:text-properties fo:color="#800080" fo:font-weight="normal" officeooo:rsid="001edd06" officeooo:paragraph-rsid="0020c2ac" style:font-weight-asian="normal" style:font-weight-complex="normal"/>
    </style:style>
    <style:style style:name="P5" style:family="paragraph" style:parent-style-name="Text_20_body">
      <style:text-properties fo:color="#800080" fo:font-weight="normal" officeooo:rsid="0020c2ac" officeooo:paragraph-rsid="0020c2ac" style:font-weight-asian="normal" style:font-weight-complex="normal"/>
    </style:style>
    <style:style style:name="P6" style:family="paragraph" style:parent-style-name="Text_20_body">
      <style:text-properties fo:color="#000000" fo:font-size="14pt" fo:font-weight="bold" officeooo:rsid="0020f4c9" officeooo:paragraph-rsid="0020f4c9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000000" style:text-line-through-style="none" style:text-line-through-type="none" fo:font-size="14pt" fo:font-weight="bold" officeooo:rsid="0020f4c9" officeooo:paragraph-rsid="0020f4c9" style:font-size-asian="14pt" style:font-weight-asian="bold" style:font-size-complex="14pt" style:font-weight-complex="bold"/>
    </style:style>
    <style:style style:name="P8" style:family="paragraph" style:parent-style-name="Text_20_body">
      <style:text-properties fo:color="#800080" style:text-line-through-style="none" style:text-line-through-type="none" fo:font-weight="normal" officeooo:rsid="0020c2ac" officeooo:paragraph-rsid="0020c2ac" style:font-weight-asian="normal" style:font-weight-complex="normal"/>
    </style:style>
    <style:style style:name="P9" style:family="paragraph" style:parent-style-name="Text_20_body">
      <style:text-properties style:text-line-through-style="none" style:text-line-through-type="none" fo:font-weight="normal" officeooo:rsid="0020c2ac" officeooo:paragraph-rsid="0020c2ac" style:font-weight-asian="normal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20c2ac"/>
    </style:style>
    <style:style style:name="T3" style:family="text">
      <style:text-properties style:text-line-through-style="none" style:text-line-through-type="none" officeooo:rsid="0020f4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one the repo</text:p>
      <text:p text:style-name="P3">cd to the folder</text:p>
      <text:p text:style-name="P3">echo “# read”&gt;README</text:p>
      <text:p text:style-name="P3">git add .</text:p>
      <text:p text:style-name="P3">git commit -m “branch”</text:p>
      <text:p text:style-name="P3">git branch -M main</text:p>
      <text:p text:style-name="P3">git push -u origin main</text:p>
      <text:p text:style-name="P3"/>
      <text:p text:style-name="P6">creation of dev branch</text:p>
      <text:p text:style-name="P3">git checkout -b dev</text:p>
      <text:p text:style-name="P3">git push origin dev</text:p>
      <text:p text:style-name="P3"/>
      <text:p text:style-name="P6">creation of feature/a branch</text:p>
      <text:p text:style-name="P3">git checkout <text:span text:style-name="T2">-b feature/a</text:span></text:p>
      <text:p text:style-name="P8">touch file.py</text:p>
      <text:p text:style-name="P8">code .</text:p>
      <text:p text:style-name="P8">Git add .</text:p>
      <text:p text:style-name="P4"><text:span text:style-name="T1">git commit -m “</text:span><text:span text:style-name="T2">description</text:span><text:span text:style-name="T1">”</text:span></text:p>
      <text:p text:style-name="P4"><text:span text:style-name="T1">git push origin </text:span><text:span text:style-name="T2">feature/a</text:span></text:p>
      <text:p text:style-name="P8"/>
      <text:p text:style-name="P7">In GitHub</text:p>
      <text:p text:style-name="P7"/>
      <text:p text:style-name="P8">compare and pull request</text:p>
      <text:p text:style-name="P8">base.dev</text:p>
      <text:p text:style-name="P5"><text:span text:style-name="T1">create pull </text:span><text:span text:style-name="T3">r</text:span><text:span text:style-name="T1">equest</text:span></text:p>
      <text:p text:style-name="P8">Merge</text:p>
      <text:p text:style-name="P8"/>
      <text:p text:style-name="P8">compare and pull request</text:p>
      <text:p text:style-name="P2"/>
      <text:p text:style-name="P9"/>
      <text:p text:style-name="P9"/>
      <text:p text:style-name="P9"><text:soft-page-break/>git clone</text:p>
      <text:p text:style-name="P9">cd repo</text:p>
      <text:p text:style-name="P9">git status</text:p>
      <text:p text:style-name="P9">git pull origin dev</text:p>
      <text:p text:style-name="P9">git pull origin main</text:p>
      <text:p text:style-name="P2"><text:span text:style-name="T1">git chec</text:span><text:span text:style-name="T3">k</text:span><text:span text:style-name="T1">out -b f</text:span><text:span text:style-name="T3">e</text:span><text:span text:style-name="T1">ature/a</text:span></text:p>
      <text:p text:style-name="P9">touch file</text:p>
      <text:p text:style-name="P9">git add .</text:p>
      <text:p text:style-name="P1"><text:span text:style-name="T1">git commit -m “</text:span><text:span text:style-name="T2">description</text:span><text:span text:style-name="T1">”</text:span></text:p>
      <text:p text:style-name="P1"><text:span text:style-name="T1">git push origin </text:span><text:span text:style-name="T2">feature/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5:39:16.188904598</meta:creation-date>
    <meta:editing-duration>PT7H29M33S</meta:editing-duration>
    <meta:editing-cycles>2</meta:editing-cycles>
    <meta:generator>LibreOffice/6.4.7.2$Linux_X86_64 LibreOffice_project/40$Build-2</meta:generator>
    <dc:date>2023-05-17T23:18:49.150613121</dc:date>
    <meta:document-statistic meta:table-count="0" meta:image-count="0" meta:object-count="0" meta:page-count="2" meta:paragraph-count="33" meta:word-count="107" meta:character-count="565" meta:non-whitespace-character-count="491"/>
  </office:meta>
</office:document-meta>
</file>